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1pt"/>
    </style:style>
    <style:style style:name="co2" style:family="table-column">
      <style:table-column-properties fo:break-before="auto" style:column-width="292.3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normal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a5a5a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Requirement Tag</text:p>
          </table:table-cell>
          <table:table-cell table:style-name="ce1" office:value-type="string" calcext:value-type="string">
            <text:p>Requirement Description</text:p>
          </table:table-cell>
          <table:table-cell table:style-name="ce1" office:value-type="string" calcext:value-type="string">
            <text:p>Comments</text:p>
          </table:table-cell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2"/>
          <table:table-cell table:style-name="ce8"/>
          <table:table-cell table:style-name="ce2"/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2" office:value-type="string" calcext:value-type="string">
            <text:p>DND_01</text:p>
          </table:table-cell>
          <table:table-cell table:style-name="ce8" office:value-type="string" calcext:value-type="string">
            <text:p><text:s/>User should be able to activate DND services , It is of two types :Selective and Global.</text:p>
          </table:table-cell>
          <table:table-cell table:style-name="ce2" office:value-type="string" calcext:value-type="string">
            <text:p>user should able to activate DND services. The application prompts two services global and selectives with the number of 1 and 2 respectively. User shold select one of them.</text:p>
          </table:table-cell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3" office:value-type="string" calcext:value-type="string">
            <text:p>DND_02</text:p>
          </table:table-cell>
          <table:table-cell table:style-name="ce9" office:value-type="string" calcext:value-type="string">
            <text:p>User should be able to activate only one service at a time.</text:p>
          </table:table-cell>
          <table:table-cell table:style-name="ce3" office:value-type="string" calcext:value-type="string">
            <text:p>The application only allows one service to activate at a time.</text:p>
          </table:table-cell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3" office:value-type="string" calcext:value-type="string">
            <text:p>DND_03</text:p>
          </table:table-cell>
          <table:table-cell table:style-name="ce10" office:value-type="string" calcext:value-type="string">
            <text:p>Application should be able to maintain the Table of all the Users are registered.</text:p>
          </table:table-cell>
          <table:table-cell table:style-name="ce3" office:value-type="string" calcext:value-type="string">
            <text:p>The application can store user data.users can registers themselves and can update and delete their data too.</text:p>
          </table:table-cell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3" office:value-type="string" calcext:value-type="string">
            <text:p>DND_04</text:p>
          </table:table-cell>
          <table:table-cell table:style-name="ce9" office:value-type="string" calcext:value-type="string">
            <text:p>If there is a need to change the level of DND service, then it is mandatory to first deactivate the currently active DND service and then try activation with new level.</text:p>
          </table:table-cell>
          <table:table-cell table:style-name="ce3" office:value-type="string" calcext:value-type="string">
            <text:p>To change the level of DND we have to check 1st what level of the dnd currenly is and then we have to deactivate it before changing the level</text:p>
          </table:table-cell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3" office:value-type="string" calcext:value-type="string">
            <text:p>DND_05</text:p>
          </table:table-cell>
          <table:table-cell table:style-name="ce11" office:value-type="string" calcext:value-type="string">
            <text:p>On any incoming call request, the server should check for activation of DND service using its internal database, then either block or establish call accordingly. </text:p>
          </table:table-cell>
          <table:table-cell table:style-name="ce3" office:value-type="string" calcext:value-type="string">
            <text:p>For every incoming call the application checks for the DND activation state and then make or abort the call accordingly. </text:p>
          </table:table-cell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3" office:value-type="string" calcext:value-type="string">
            <text:p>DND_06</text:p>
          </table:table-cell>
          <table:table-cell table:style-name="ce9" office:value-type="string" calcext:value-type="string">
            <text:p>Once the subscriber has activated DND service, incoming calls (depending on the DND service type i.e. selective or global) would be blocked.</text:p>
          </table:table-cell>
          <table:table-cell table:style-name="ce3" office:value-type="string" calcext:value-type="string">
            <text:p>If any user activates the DND for selective then only call to that user is to be blocked and if global dnd activated then call to any user is blocked</text:p>
          </table:table-cell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3" office:value-type="string" calcext:value-type="string">
            <text:p>DND_07</text:p>
          </table:table-cell>
          <table:table-cell table:style-name="ce9" office:value-type="string" calcext:value-type="string">
            <text:p>If the subscriber already has a DND service active and subscriber again tries to activate this service (may be with a different option), he would not be allowed to do so until subscriber deactivates the service first.</text:p>
          </table:table-cell>
          <table:table-cell table:style-name="ce3" office:value-type="string" calcext:value-type="string">
            <text:p>If a subscriber tries to reactivate or update the DND then the application will check for the current status first, If dnd <text:s/>is activated it will return with an error</text:p>
          </table:table-cell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3" office:value-type="string" calcext:value-type="string">
            <text:p>DND_8</text:p>
          </table:table-cell>
          <table:table-cell table:style-name="ce9" office:value-type="string" calcext:value-type="string">
            <text:p>Should include debug log messages  with atleast 4 levels (FATA, INFO, WARNING, DEBUG)</text:p>
            <text:p>https://stackoverflow.com/questions/2031163/when-to-use-the-different-log-levels</text:p>
          </table:table-cell>
          <table:table-cell table:style-name="ce3" office:value-type="string" calcext:value-type="string">
            <text:p>Application includes 4 different debug level such as FATA,INFO,WARNING,DEBUG</text:p>
          </table:table-cell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4" table:number-columns-repeated="3"/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5" office:value-type="string" calcext:value-type="string">
            <text:p>NON Functional Requirements</text:p>
          </table:table-cell>
          <table:table-cell table:style-name="ce7" table:number-columns-repeated="2"/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4" table:number-columns-repeated="3"/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2" office:value-type="string" calcext:value-type="string">
            <text:p>DND_NF_01</text:p>
          </table:table-cell>
          <table:table-cell table:style-name="ce12" office:value-type="string" calcext:value-type="string">
            <text:p>The application should run successfully on Linux environment.</text:p>
          </table:table-cell>
          <table:table-cell table:style-name="ce2" office:value-type="string" calcext:value-type="string">
            <text:p>The applicaton runs smoothly in linux environment.</text:p>
          </table:table-cell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6" table:number-columns-repeated="3"/>
          <table:table-cell table:style-name="ce13" table:number-columns-repeated="28"/>
          <table:table-cell table:number-columns-repeated="993"/>
        </table:table-row>
        <table:table-row table:style-name="ro2">
          <table:table-cell table:style-name="ce7" table:number-columns-repeated="3"/>
          <table:table-cell table:style-name="ce13" table:number-columns-repeated="28"/>
          <table:table-cell table:number-columns-repeated="993"/>
        </table:table-row>
        <table:table-row table:style-name="ro2" table:number-rows-repeated="2">
          <table:table-cell table:style-name="ce6" table:number-columns-repeated="3"/>
          <table:table-cell table:style-name="ce13" table:number-columns-repeated="28"/>
          <table:table-cell table:number-columns-repeated="993"/>
        </table:table-row>
        <table:table-row table:style-name="ro2" table:number-rows-repeated="982">
          <table:table-cell table:style-name="ce6" table:number-columns-repeated="3"/>
          <table:table-cell table:style-name="ce13" table:number-columns-repeated="28"/>
          <table:table-cell table:number-columns-repeated="99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" meta:object-count="0"/>
    <meta:generator>LibreOfficeDev/6.0.5.2$Linux_X86_64 LibreOffice_project/</meta:generator>
  </office:meta>
</office:document-meta>
</file>